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list-style-name="L30031" style:name="a0f6a16" style:parent-style-name="ListParagraph">
      <style:paragraph-properties/>
    </style:style>
    <style:style style:family="paragraph" style:list-style-name="L30031" style:name="a7d0a13" style:parent-style-name="ListParagraph">
      <style:paragraph-properties/>
    </style:style>
    <style:style style:family="table-cell" style:name="aef4f08">
      <style:table-cell-properties fo:border-top="0.18mm solid #000000"/>
    </style:style>
    <style:style style:family="table-cell" style:name="a5160c2">
      <style:table-cell-properties fo:border-top="0.18mm solid #000000"/>
    </style:style>
    <style:style style:family="table-row" style:name="a9ec011">
      <style:table-row-properties style:row-height="0.0mm"/>
    </style:style>
    <style:style style:family="table-cell" style:name="a562f8f">
      <style:table-cell-properties fo:border-bottom="0.18mm solid #000000"/>
    </style:style>
    <style:style style:family="table-cell" style:name="ae37ab6">
      <style:table-cell-properties fo:border-bottom="0.18mm solid #000000"/>
    </style:style>
    <style:style style:family="table-column" style:name="a3c429e">
      <style:table-column-properties style:rel-column-width="7679*"/>
    </style:style>
    <style:style style:family="table-column" style:name="a43a0de">
      <style:table-column-properties style:rel-column-width="640*"/>
    </style:style>
    <style:style style:family="table-column" style:name="a351f6f">
      <style:table-column-properties style:rel-column-width="7679*"/>
    </style:style>
    <style:style style:family="table" style:name="ad19479">
      <style:table-properties style:width="16.0cm" table:align="left"/>
    </style:style>
    <style:style style:family="paragraph" style:name="ac67955">
      <style:paragraph-properties fo:margin-top="12.7mm"/>
    </style:style>
    <style:style style:family="table-row" style:name="ac37465">
      <style:table-row-properties style:row-height="7.93mm"/>
    </style:style>
    <style:style style:family="table-row" style:name="ab4e6ec">
      <style:table-row-properties style:row-height="7.93mm"/>
    </style:style>
    <style:style style:family="table-column" style:name="ae915e9">
      <style:table-column-properties style:rel-column-width="14418*"/>
    </style:style>
    <style:style style:family="table-column" style:name="ac07315">
      <style:table-column-properties style:rel-column-width="1582*"/>
    </style:style>
    <style:style style:family="table" style:name="a4bb77d" style:parent-style-name="FieldTripLetterTable">
      <style:table-properties style:rel-width="100%"/>
    </style:style>
    <style:style style:family="table-row" style:name="a465353">
      <style:table-row-properties style:row-height="25.4mm"/>
    </style:style>
    <style:style style:family="table-column" style:name="a4376bf">
      <style:table-column-properties style:rel-column-width="16000*"/>
    </style:style>
    <style:style style:family="table" style:name="ab34880" style:parent-style-name="FieldTripLetterTable">
      <style:table-properties style:rel-width="100%"/>
    </style:style>
    <style:style style:family="paragraph" style:list-style-name="L1" style:name="aa90cd7" style:parent-style-name="ListParagraph">
      <style:paragraph-properties/>
    </style:style>
    <style:style style:family="table-cell" style:name="a69363c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7bb99f" style:parent-style-name="ListParagraph">
      <style:paragraph-properties/>
    </style:style>
    <style:style style:family="table-cell" style:name="a3b908c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04d745" style:parent-style-name="ListParagraph">
      <style:paragraph-properties/>
    </style:style>
    <style:style style:family="table-cell" style:name="aa89e8c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c98d52">
      <style:table-row-properties style:row-height="93.66mm"/>
    </style:style>
    <style:style style:family="table-column" style:name="a3c7c2d">
      <style:table-column-properties style:rel-column-width="56*"/>
    </style:style>
    <style:style style:family="table-column" style:name="a38c348">
      <style:table-column-properties style:rel-column-width="17*"/>
    </style:style>
    <style:style style:family="table-column" style:name="a257c51">
      <style:table-column-properties style:rel-column-width="27*"/>
    </style:style>
    <style:style style:family="table" style:name="a250834">
      <style:table-properties style:width="17.0cm" table:align="left"/>
    </style:style>
    <text:list-style style:name="L30031">
      <text:list-level-style-number style:num-format="i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i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 text:start-value="1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 text:start-value="1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i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i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1">
      <text:list-level-style-bullet text:bullet-char="" text:level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○" text:level="2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■" text:level="3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○" text:level="5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■" text:level="6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○" text:level="8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■" text:level="9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  <style:style style:family="paragraph" style:list-style-name="L1" style:name="a1eadfc" style:parent-style-name="ListParagraph">
      <style:paragraph-properties/>
    </style:style>
    <style:style style:family="paragraph" style:list-style-name="L1" style:name="abbd765" style:parent-style-name="ListParagraph">
      <style:paragraph-properties/>
    </style:style>
    <style:style style:family="paragraph" style:name="ae9dc71">
      <style:paragraph-properties/>
      <style:text-properties/>
    </style:style>
  </office:automatic-styles>
  <office:body>
    <office:text>
      <table:table table:style-name="a250834">
        <table:table-column table:style-name="a257c51"/>
        <table:table-column table:style-name="a38c348"/>
        <table:table-column table:style-name="a3c7c2d"/>
        <table:table-row table:style-name="ac98d52">
          <table:table-cell table:style-name="aa89e8c">
            <text:list text:continue-numbering="true" text:style-name="L1">
              <text:list-item>
                <text:p text:style-name="a04d745"/>
              </text:list-item>
            </text:list>
          </table:table-cell>
          <table:table-cell table:style-name="a3b908c">
            <text:list text:continue-numbering="true" text:style-name="L1">
              <text:list-item>
                <text:p text:style-name="a7bb99f"/>
              </text:list-item>
            </text:list>
          </table:table-cell>
          <table:table-cell table:style-name="a69363c">
            <text:list text:continue-numbering="true" text:style-name="L1">
              <text:list-item>
                <text:p text:style-name="aa90cd7">1</text:p>
              </text:list-item>
            </text:list>
            <text:p text:style-name="ae9dc71">2</text:p>
            <text:list text:continue-numbering="true" text:style-name="L1">
              <text:list-item>
                <text:p text:style-name="abbd765">a</text:p>
              </text:list-item>
            </text:list>
          </table:table-cell>
        </table:table-row>
      </table:table>
      <text:p text:style-name="Standard"/>
      <table:table table:style-name="ab34880">
        <table:table-column table:style-name="a4376bf"/>
        <table:table-row table:style-name="a465353">
          <table:table-cell>
            <text:p/>
          </table:table-cell>
        </table:table-row>
      </table:table>
      <text:p>Notfallkontakt:</text:p>
      <table:table table:style-name="a4bb77d">
        <table:table-column table:style-name="ac07315"/>
        <table:table-column table:style-name="ae915e9"/>
        <table:table-row table:style-name="ab4e6ec">
          <table:table-cell>
            <text:p>Name:</text:p>
          </table:table-cell>
          <table:table-cell>
            <text:p/>
          </table:table-cell>
        </table:table-row>
        <table:table-row table:style-name="ac37465">
          <table:table-cell>
            <text:p>Telefon:</text:p>
          </table:table-cell>
          <table:table-cell>
            <text:p/>
          </table:table-cell>
        </table:table-row>
      </table:table>
      <text:p text:style-name="ac67955">Mein Kind darf im Notfall medizinisch betreut werden.</text:p>
      <table:table table:style-name="ad19479">
        <table:table-column table:style-name="a351f6f"/>
        <table:table-column table:style-name="a43a0de"/>
        <table:table-column table:style-name="a3c429e"/>
        <table:table-row>
          <table:table-cell table:style-name="ae37ab6">
            <text:p/>
          </table:table-cell>
          <table:table-cell>
            <text:p/>
          </table:table-cell>
          <table:table-cell table:style-name="a562f8f">
            <text:p/>
          </table:table-cell>
        </table:table-row>
        <table:table-row table:style-name="a9ec011">
          <table:table-cell table:style-name="a5160c2">
            <text:p>Unterschrift der Eltern/eines Erziehungsberechtigten</text:p>
          </table:table-cell>
          <table:table-cell>
            <text:p/>
          </table:table-cell>
          <table:table-cell table:style-name="aef4f08">
            <text:p>Datum</text:p>
          </table:table-cell>
        </table:table-row>
      </table:table>
      <text:p text:style-name="Standard"/>
      <text:list text:continue-numbering="true" text:style-name="L30031">
        <text:list-item>
          <text:p text:style-name="a7d0a13">a</text:p>
        </text:list-item>
      </text:list>
      <text:list text:continue-numbering="true" text:style-name="L30031">
        <text:list-item>
          <text:p text:style-name="a0f6a16"/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able Contents" style:family="paragraph" style:name="Table_20_Contents" style:parent-style-name="Standard"/>
    <style:style style:display-name="List Paragraph" style:family="paragraph" style:name="ListParagraph" style:next-style-name="ListParagraph" style:parent-style-name="Standard">
      <style:paragraph-properties fo:margin-left="12.7mm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text-properties fo:country="DE" fo:font-size="12.0pt" fo:language="de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15</dc:date>
    <meta:editing-cycles>2</meta:editing-cycles>
    <meta:editing-duration>PT0.019S</meta:editing-duration>
  </office:meta>
</office:document-meta>
</file>